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D #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-60" office:value-type="float" office:value="2580" calcext:value-type="float">
            <text:p>258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-60" office:value-type="float" office:value="2520" calcext:value-type="float">
            <text:p>252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-60" office:value-type="float" office:value="2460" calcext:value-type="float">
            <text:p>246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-60" office:value-type="float" office:value="2400" calcext:value-type="float">
            <text:p>24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-60" office:value-type="float" office:value="2340" calcext:value-type="float">
            <text:p>234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-60" office:value-type="float" office:value="2280" calcext:value-type="float">
            <text:p>228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-60" office:value-type="float" office:value="2220" calcext:value-type="float">
            <text:p>222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-60" office:value-type="float" office:value="2160" calcext:value-type="float">
            <text:p>216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-60" office:value-type="float" office:value="2100" calcext:value-type="float">
            <text:p>210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-60" office:value-type="float" office:value="2040" calcext:value-type="float">
            <text:p>204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-60" office:value-type="float" office:value="1980" calcext:value-type="float">
            <text:p>198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-60" office:value-type="float" office:value="1920" calcext:value-type="float">
            <text:p>192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-60" office:value-type="float" office:value="1860" calcext:value-type="float">
            <text:p>186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-60" office:value-type="float" office:value="1800" calcext:value-type="float">
            <text:p>18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-60" office:value-type="float" office:value="1740" calcext:value-type="float">
            <text:p>174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-60" office:value-type="float" office:value="1680" calcext:value-type="float">
            <text:p>168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-60" office:value-type="float" office:value="1620" calcext:value-type="float">
            <text:p>162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-60" office:value-type="float" office:value="1560" calcext:value-type="float">
            <text:p>156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-60" office:value-type="float" office:value="1500" calcext:value-type="float">
            <text:p>15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-60" office:value-type="float" office:value="1440" calcext:value-type="float">
            <text:p>144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-60" office:value-type="float" office:value="1380" calcext:value-type="float">
            <text:p>138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-60" office:value-type="float" office:value="1320" calcext:value-type="float">
            <text:p>132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-60" office:value-type="float" office:value="1260" calcext:value-type="float">
            <text:p>126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-60" office:value-type="float" office:value="1200" calcext:value-type="float">
            <text:p>12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-60" office:value-type="float" office:value="1140" calcext:value-type="float">
            <text:p>114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-60" office:value-type="float" office:value="1080" calcext:value-type="float">
            <text:p>108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-60" office:value-type="float" office:value="1020" calcext:value-type="float">
            <text:p>102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-60" office:value-type="float" office:value="960" calcext:value-type="float">
            <text:p>96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-60" office:value-type="float" office:value="900" calcext:value-type="float">
            <text:p>90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-60" office:value-type="float" office:value="840" calcext:value-type="float">
            <text:p>84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-60" office:value-type="float" office:value="780" calcext:value-type="float">
            <text:p>78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-60" office:value-type="float" office:value="720" calcext:value-type="float">
            <text:p>72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-60" office:value-type="float" office:value="660" calcext:value-type="float">
            <text:p>66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-60" office:value-type="float" office:value="600" calcext:value-type="float">
            <text:p>60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-60" office:value-type="float" office:value="540" calcext:value-type="float">
            <text:p>54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-60" office:value-type="float" office:value="480" calcext:value-type="float">
            <text:p>48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-60" office:value-type="float" office:value="420" calcext:value-type="float">
            <text:p>42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-60" office:value-type="float" office:value="360" calcext:value-type="float">
            <text:p>36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-60" office:value-type="float" office:value="300" calcext:value-type="float">
            <text:p>30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-60" office:value-type="float" office:value="240" calcext:value-type="float">
            <text:p>24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-60" office:value-type="float" office:value="180" calcext:value-type="float">
            <text:p>18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-60" office:value-type="float" office:value="120" calcext:value-type="float">
            <text:p>12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-60" office:value-type="float" office:value="60" calcext:value-type="float">
            <text:p>60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-60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-60" office:value-type="float" office:value="3480" calcext:value-type="float">
            <text:p>3480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-60" office:value-type="float" office:value="3420" calcext:value-type="float">
            <text:p>3420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-60" office:value-type="float" office:value="3360" calcext:value-type="float">
            <text:p>336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-60" office:value-type="float" office:value="3300" calcext:value-type="float">
            <text:p>330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-60" office:value-type="float" office:value="3240" calcext:value-type="float">
            <text:p>3240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-60" office:value-type="float" office:value="3180" calcext:value-type="float">
            <text:p>3180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-60" office:value-type="float" office:value="3120" calcext:value-type="float">
            <text:p>312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-60" office:value-type="float" office:value="3060" calcext:value-type="float">
            <text:p>306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-60" office:value-type="float" office:value="3000" calcext:value-type="float">
            <text:p>300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-60" office:value-type="float" office:value="2940" calcext:value-type="float">
            <text:p>294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-60" office:value-type="float" office:value="2880" calcext:value-type="float">
            <text:p>288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-60" office:value-type="float" office:value="2820" calcext:value-type="float">
            <text:p>282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-60" office:value-type="float" office:value="2760" calcext:value-type="float">
            <text:p>276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-60" office:value-type="float" office:value="2700" calcext:value-type="float">
            <text:p>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2:17:50.119000000</meta:creation-date>
    <dc:date>2018-05-18T13:01:01.610000000</dc:date>
    <meta:editing-duration>PT12M40S</meta:editing-duration>
    <meta:editing-cycles>1</meta:editing-cycles>
    <meta:document-statistic meta:table-count="1" meta:cell-count="122" meta:object-count="0"/>
    <meta:generator>LibreOffice/5.4.0.3$Windows_x86 LibreOffice_project/7556cbc6811c9d992f4064ab9287069087d7f62c</meta:generator>
  </office:meta>
</office:document-meta>
</file>